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el" fo:country="GR" fo:font-style="normal" style:text-underline-style="none" officeooo:rsid="00079949" officeooo:paragraph-rsid="00079949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fo:font-style="normal" style:text-underline-style="none" fo:font-weight="normal" officeooo:rsid="00079949" officeooo:paragraph-rsid="00079949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079949" officeooo:paragraph-rsid="00079949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4pt" fo:language="el" fo:country="GR" officeooo:rsid="00079949" officeooo:paragraph-rsid="00079949" style:font-size-asian="12.25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rsid="00079949" officeooo:paragraph-rsid="00079949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079949" officeooo:paragraph-rsid="0007994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style="normal" style:text-underline-style="none" fo:font-weight="normal" officeooo:rsid="00079949" officeooo:paragraph-rsid="00079949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font-size="14pt" fo:language="el" fo:country="GR" officeooo:rsid="00079949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 officeooo:rsid="00079949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l" fo:country="GR" officeooo:rsid="00079949"/>
    </style:style>
    <style:style style:name="T6" style:family="text">
      <style:text-properties fo:language="el" fo:country="GR" style:text-underline-style="solid" style:text-underline-width="auto" style:text-underline-color="font-color" officeooo:rsid="00079949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Λίστα επιχειρηματικών διαδικασιών</text:span><text:span text:style-name="T4"> Car Ops</text:span><text:span text:style-name="T1"> </text:span><text:span text:style-name="T2">AS – IS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-Προσέλευση πελάτη στο συνεργείο, χωρίς ραντεβού</text:p>
          </table:table-cell>
        </table:table-row>
        <table:table-row>
          <table:table-cell table:style-name="Table1.A2" office:value-type="string">
            <text:p text:style-name="P5">-<text:span text:style-name="T5">Αναμονή διαθέσιμου μηχανικού για διαγνωστικό έλεγχο</text:span></text:p>
          </table:table-cell>
        </table:table-row>
        <table:table-row>
          <table:table-cell table:style-name="Table1.A2" office:value-type="string">
            <text:p text:style-name="P5">-<text:span text:style-name="T5">Διάγνωση της βλάβης του οχήματος από τον πρώτο διαθέσιμο μηχανικό</text:span></text:p>
          </table:table-cell>
        </table:table-row>
        <table:table-row>
          <table:table-cell table:style-name="Table1.A2" office:value-type="string">
            <text:p text:style-name="P5">-<text:span text:style-name="T5">Κατά προσέγγιση υπολογισμός της διάρκειας και του κόστους επισκευής του οχήματος, από οποιονδήποτε διαθέσιμο μηχανικό</text:span></text:p>
          </table:table-cell>
        </table:table-row>
        <table:table-row>
          <table:table-cell table:style-name="Table1.A2" office:value-type="string">
            <text:p text:style-name="P5">-<text:span text:style-name="T5">Αν ο πελάτης συμφωνεί, γίνεται εισαγωγή του οχήματος στον χώρο επισκευής και λήψη προφορικών οδηγιών από έμπειρο μηχανικό για την επισκευή του οχήματος</text:span></text:p>
          </table:table-cell>
        </table:table-row>
        <table:table-row>
          <table:table-cell table:style-name="Table1.A2" office:value-type="string">
            <text:p text:style-name="P5">-<text:span text:style-name="T5">Τοποθέτηση των άδειων συσκευασιών των ανταλλακτικών εντός του οχήματος</text:span></text:p>
          </table:table-cell>
        </table:table-row>
        <table:table-row>
          <table:table-cell table:style-name="Table1.A2" office:value-type="string">
            <text:p text:style-name="P5">-<text:span text:style-name="T5">Έκδοση απόδειξης μέσω κάποιου ιδιοκτήτη με χρήση ταμειακής μηχανής (πληρωμή με κάρτα γίνεται μέσω </text:span><text:span text:style-name="T3">POS</text:span><text:span text:style-name="T5">)</text:span></text:p>
          </table:table-cell>
        </table:table-row>
        <table:table-row>
          <table:table-cell table:style-name="Table1.A2" office:value-type="string">
            <text:p text:style-name="P5">-<text:span text:style-name="T5">Παραλαβή οχήματος από πελάτη</text:span></text:p>
          </table:table-cell>
        </table:table-row>
      </table:table>
      <text:p text:style-name="P7"/>
      <text:p text:style-name="P3"/>
      <text:p text:style-name="P2"><text:span text:style-name="T7">Λίστα επιχειρηματικών διαδικασιών </text:span><text:span text:style-name="T4">Car Ops</text:span><text:span text:style-name="T1"> </text:span><text:span text:style-name="T2">TO – BE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-<text:span text:style-name="T5">Ο πελάτης κλείνει ραντεβού μέσω τηλεφώνου ή αυτοπροσώπως με την γραμματεία</text:span></text:p>
          </table:table-cell>
        </table:table-row>
        <table:table-row>
          <table:table-cell table:style-name="Table2.A2" office:value-type="string">
            <text:p text:style-name="P5">-<text:span text:style-name="T5">Δημιουργία καρτέλας πελάτη και οχήματος (</text:span><text:span text:style-name="T6">εάν ο ίδιος επιθυμεί</text:span><text:span text:style-name="T5"> και εάν δεν είναι ήδη καταχωρημένος)</text:span></text:p>
          </table:table-cell>
        </table:table-row>
        <table:table-row>
          <table:table-cell table:style-name="Table2.A2" office:value-type="string">
            <text:p text:style-name="P9">-Συμπλήρωση των στοιχειών του οχήματος στο Πληροφοριακό Σύστημα από τον Μηχανικό Υποδοχής</text:p>
          </table:table-cell>
        </table:table-row>
        <table:table-row>
          <table:table-cell table:style-name="Table2.A2" office:value-type="string">
            <text:p text:style-name="P5">-<text:span text:style-name="T5">Αν το όχημα είναι καταχωρημένο στο σύστημα, γίνεται εμφάνιση των στοιχείων στην οθόνη</text:span></text:p>
          </table:table-cell>
        </table:table-row>
        <table:table-row>
          <table:table-cell table:style-name="Table2.A2" office:value-type="string">
            <text:p text:style-name="P5">-<text:span text:style-name="T5">Καταχώρηση του οχήματος στο σύστημα από τον Μηχανικό Υποδοχής, εάν αυτό δεν είναι ήδη καταχωρημένο</text:span></text:p>
          </table:table-cell>
        </table:table-row>
        <table:table-row>
          <table:table-cell table:style-name="Table2.A2" office:value-type="string">
            <text:p text:style-name="P5">-<text:span text:style-name="T5">Οπτικός έλεγχος και δοκιμή του οχήματος από τον Μηχανικό Υποδοχής</text:span></text:p>
          </table:table-cell>
        </table:table-row>
        <table:table-row>
          <table:table-cell table:style-name="Table2.A2" office:value-type="string">
            <text:p text:style-name="P5">-<text:span text:style-name="T5">Καταγραφή των εργασιών που θα χρειαστούν για την επισκευή στο Πληροφοριακό Σύστημα</text:span></text:p>
          </table:table-cell>
        </table:table-row>
        <table:table-row>
          <table:table-cell table:style-name="Table2.A2" office:value-type="string">
            <text:p text:style-name="P5">-<text:span text:style-name="T5">Υπολογισμός κόστους και συμπλήρωση της διάρκειας επισκευής στο Πληροφοριακό Σύστημα από τον Μηχανικό Υποδοχής</text:span></text:p>
          </table:table-cell>
        </table:table-row>
        <table:table-row>
          <table:table-cell table:style-name="Table2.A2" office:value-type="string">
            <text:p text:style-name="P4">-Υποβολή του φακέλου επισκευής</text:p>
          </table:table-cell>
        </table:table-row>
        <table:table-row>
          <table:table-cell table:style-name="Table2.A2" office:value-type="string">
            <text:p text:style-name="P5"><text:span text:style-name="T5">-</text:span><text:span text:style-name="T6">Υποχρεωτική</text:span><text:span text:style-name="T5"> καταχώρηση των στοιχείων του πελάτη στο σύστημα από την γραμματεία όσο γίνεται ο διαγνωστικός έλεγχος</text:span></text:p>
          </table:table-cell>
        </table:table-row>
        <text:soft-page-break/>
        <table:table-row>
          <table:table-cell table:style-name="Table2.A2" office:value-type="string">
            <text:p text:style-name="P4">-Παράδοση της καρτέλας στον πελάτη σε εκτυπωμένη ή ηλεκτρονική μορφή (<text:span text:style-name="T1">G mail)</text:span> </text:p>
          </table:table-cell>
        </table:table-row>
        <table:table-row>
          <table:table-cell table:style-name="Table2.A2" office:value-type="string">
            <text:p text:style-name="P5">-<text:span text:style-name="T5">Ενημέρωση συστήματος από την γραμματεία σχετικά με την απόφαση του πελάτη (εάν προχωρήσει σε επισκευή ή όχι)</text:span></text:p>
          </table:table-cell>
        </table:table-row>
        <table:table-row>
          <table:table-cell table:style-name="Table2.A2" office:value-type="string">
            <text:p text:style-name="P5">-<text:span text:style-name="T5">Καταγραφή ανάθεσης εργασιών στο σύστημα από τον Επιβλέποντα Μηχανικό</text:span></text:p>
          </table:table-cell>
        </table:table-row>
        <table:table-row>
          <table:table-cell table:style-name="Table2.A2" office:value-type="string">
            <text:p text:style-name="P5">-<text:span text:style-name="T5">Κάθε μηχανικός καταγράφει στο σύστημα την διάρκεια ολοκλήρωσης της εργασίας, τον τύπο και το πλήθος των ανταλλακτικών</text:span></text:p>
          </table:table-cell>
        </table:table-row>
        <table:table-row>
          <table:table-cell table:style-name="Table2.A2" office:value-type="string">
            <text:p text:style-name="P5">-<text:span text:style-name="T5">Έγκριση ολοκλήρωσης επισκευής από τον επιβλέποντα μηχανικό</text:span></text:p>
          </table:table-cell>
        </table:table-row>
        <table:table-row>
          <table:table-cell table:style-name="Table2.A2" office:value-type="string">
            <text:p text:style-name="P5">-<text:span text:style-name="T5">Καταβολή του κόστους επισκευής μετρητοίς ή με χρήση κάρτας στην γραμματεία</text:span></text:p>
          </table:table-cell>
        </table:table-row>
        <table:table-row>
          <table:table-cell table:style-name="Table2.A2" office:value-type="string">
            <text:p text:style-name="P5">-<text:span text:style-name="T5">Έκδοση απόδειξης από την γραμματεία μέσω του Πληροφοριακού Συστήματος</text:span></text:p>
          </table:table-cell>
        </table:table-row>
        <table:table-row>
          <table:table-cell table:style-name="Table2.A2" office:value-type="string">
            <text:p text:style-name="P5">-<text:span text:style-name="T5">Παράδοση των κλειδιών του οχήματος στον πελάτη από την γραμματεία</text:span></text:p>
          </table:table-cell>
        </table:table-row>
        <table:table-row>
          <table:table-cell table:style-name="Table2.A2" office:value-type="string">
            <text:p text:style-name="P5">-<text:span text:style-name="T5">Έξοδος του οχήματος από το συνεργείο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17:20:54.229000000</meta:creation-date>
    <dc:date>2023-04-04T20:55:33.217000000</dc:date>
    <meta:editing-duration>PT1H3M57S</meta:editing-duration>
    <meta:editing-cycles>2</meta:editing-cycles>
    <meta:generator>LibreOffice/7.4.1.2$Windows_X86_64 LibreOffice_project/3c58a8f3a960df8bc8fd77b461821e42c061c5f0</meta:generator>
    <meta:document-statistic meta:table-count="2" meta:image-count="0" meta:object-count="0" meta:page-count="2" meta:paragraph-count="29" meta:word-count="322" meta:character-count="2269" meta:non-whitespace-character-count="1973"/>
  </office:meta>
</office:document-meta>
</file>